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187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22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border="2.49pt solid #990000" style:vertical-align="automatic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fo:border="2.49pt solid #990000" style:vertical-align="automatic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2.49pt solid #990000" style:vertical-align="automatic"/>
      <style:paragraph-properties fo:text-align="center" fo:margin-left="0mm"/>
    </style:style>
    <style:style style:name="ce4" style:family="table-cell" style:parent-style-name="Default">
      <style:table-cell-properties fo:background-color="#ffcccc" style:text-align-source="fix" style:repeat-content="false" fo:border="2.49pt solid #990000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2.49pt solid #990000" style:vertical-align="automatic"/>
      <style:paragraph-properties fo:text-align="center" fo:margin-left="0mm"/>
    </style:style>
    <style:style style:name="ce6" style:family="table-cell" style:parent-style-name="Default">
      <style:table-cell-properties fo:background-color="#ff99ff" style:text-align-source="fix" style:repeat-content="false" fo:border="2.49pt solid #990000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oraires</text:p>
          </table:table-cell>
          <table:table-cell table:style-name="ce1" office:value-type="string" calcext:value-type="string">
            <text:p>activitie</text:p>
          </table:table-cell>
          <table:table-cell table:style-name="ce1" office:value-type="string" calcext:value-type="string">
            <text:p>Events</text:p>
          </table:table-cell>
        </table:table-row>
        <table:table-row table:style-name="ro2">
          <table:table-cell table:style-name="ce2" office:value-type="string" calcext:value-type="string">
            <text:p>24h00-01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2">
          <table:table-cell table:style-name="ce2" office:value-type="string" calcext:value-type="string">
            <text:p>01h00-02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2">
          <table:table-cell table:style-name="ce2" office:value-type="string" calcext:value-type="string">
            <text:p>02h00-03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2">
          <table:table-cell table:style-name="ce2" office:value-type="string" calcext:value-type="string">
            <text:p>03h00-04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2">
          <table:table-cell table:style-name="ce2" office:value-type="string" calcext:value-type="string">
            <text:p>04h00-05h00</text:p>
          </table:table-cell>
          <table:table-cell table:style-name="ce3" office:value-type="string" calcext:value-type="string">
            <text:p>planification</text:p>
          </table:table-cell>
          <table:table-cell table:style-name="ce5" office:value-type="string" calcext:value-type="string">
            <text:p>commencer   votre  journée  par  tracer  et   recorder  les  activités routinieres ,comme  cuisinier, prier,combien </text:p>
            <text:p>De  temps  vous passer  face a  votre  ordinateur , </text:p>
          </table:table-cell>
        </table:table-row>
        <table:table-row table:style-name="ro2">
          <table:table-cell table:style-name="ce2" office:value-type="string" calcext:value-type="string">
            <text:p>05h00-06h00</text:p>
          </table:table-cell>
          <table:table-cell table:style-name="ce3" office:value-type="string" calcext:value-type="string">
            <text:p>formation</text:p>
          </table:table-cell>
          <table:table-cell table:style-name="ce5" office:value-type="string" calcext:value-type="string">
            <text:p>après  manger le petit déjeuner  , vous pouvez  commencer  la  formation  de  la programmation en  C  , peut etre </text:p>
            <text:p>Diviser  votre  temps  entre  planification à la foramtion, évaluation et  application et d’autres  métrics peut etre </text:p>
            <text:p>Bénéfique</text:p>
          </table:table-cell>
        </table:table-row>
        <table:table-row table:style-name="ro2">
          <table:table-cell table:style-name="ce2" office:value-type="string" calcext:value-type="string">
            <text:p>06h00-07h00</text:p>
          </table:table-cell>
          <table:table-cell table:style-name="ce3" office:value-type="string" calcext:value-type="string">
            <text:p>chatgpt</text:p>
          </table:table-cell>
          <table:table-cell table:style-name="ce5" office:value-type="string" calcext:value-type="string">
            <text:p>comment  maximiser  le bénéfique  d’étre  able  to  connecter   à internet  et  en méme temps  disponible  </text:p>
            <text:p>À apprendre  par  la lecture   et  la compréhension des  nouveau   notion  ,   cette  heure  est clé  pour  résoudre  </text:p>
            <text:p>Les  problèmes  déjà  bien  presenter  sinon  pour  conquerir   d’autres  marchés </text:p>
          </table:table-cell>
        </table:table-row>
        <table:table-row table:style-name="ro2">
          <table:table-cell table:style-name="ce2" office:value-type="string" calcext:value-type="string">
            <text:p>07h00-08h00</text:p>
          </table:table-cell>
          <table:table-cell table:style-name="ce3" office:value-type="string" calcext:value-type="string">
            <text:p>planification exterieur</text:p>
          </table:table-cell>
          <table:table-cell table:style-name="ce5" office:value-type="string" calcext:value-type="string">
            <text:p>être  opérationnel , c’est   avoir  des fiches  concis  et   precis  sur  la procédure  à suivre  à la lettre  </text:p>
            <text:p>Immédiatement   en  passant  energiquement  à l’action , il faut  bien  croire qu’une journée  </text:p>
            <text:p>Pris à la lègère ou non préparé  est  une journée  invalide   voir  abaissante</text:p>
          </table:table-cell>
        </table:table-row>
        <table:table-row table:style-name="ro2">
          <table:table-cell table:style-name="ce2" office:value-type="string" calcext:value-type="string">
            <text:p>08h00-09h00</text:p>
          </table:table-cell>
          <table:table-cell table:style-name="ce3" office:value-type="string" calcext:value-type="string">
            <text:p>therapie</text:p>
          </table:table-cell>
          <table:table-cell table:style-name="ce5" office:value-type="string" calcext:value-type="string">
            <text:p>l’environement  exterieur   n’accepte  plus d’execuse , la condition  physique  peut  remedier  à pas mal  d’inattendu </text:p>
            <text:p>La  communication  est   un travail   continue   et  profonde   qui  demande  plus d’engagement, la presentation et  </text:p>
            <text:p>l’identité   exterieur   se  travaille   pour  améliorer  la motivation et  la reconaissance de  soi</text:p>
          </table:table-cell>
        </table:table-row>
        <table:table-row table:style-name="ro2">
          <table:table-cell table:style-name="ce2" office:value-type="string" calcext:value-type="string">
            <text:p>09h00-10h00</text:p>
          </table:table-cell>
          <table:table-cell table:style-name="ce3" office:value-type="string" calcext:value-type="string">
            <text:p>tracking</text:p>
          </table:table-cell>
          <table:table-cell table:style-name="ce5" office:value-type="string" calcext:value-type="string">
            <text:p>déterminer   le temps  à passer  minitueusement  à l’exterieur  et  prendre  des  repéres  et  des  images  voir  créer  </text:p>
            <text:p>Un  dossier   d’étude  pour  chaque  sortie  pour  améliorer  le rendement  et  la productivité  , trouver  dedans  </text:p>
            <text:p>Un materiel   d’étude  ou   bien  un chemin pour   sauver  l’honneur </text:p>
          </table:table-cell>
        </table:table-row>
        <table:table-row table:style-name="ro2">
          <table:table-cell table:style-name="ce2" office:value-type="string" calcext:value-type="string">
            <text:p>10h00-11h00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il  faut  une   fiche  de  la semaine  qui  décrit  la stratégie  pour  arriver   au goal   fixé, disant  pour celle  ci </text:p>
            <text:p>Le fait  de  maitriser  la programmation  en  C  quel  est le  nombre  d’heures  nécessaires, quels  sont  les  </text:p>
            <text:p>Objectifs  concrets  attendus   </text:p>
          </table:table-cell>
        </table:table-row>
        <table:table-row table:style-name="ro2">
          <table:table-cell table:style-name="ce2" office:value-type="string" calcext:value-type="string">
            <text:p>11h00-12h00</text:p>
          </table:table-cell>
          <table:table-cell table:style-name="ce3" office:value-type="string" calcext:value-type="string">
            <text:p>therapie</text:p>
          </table:table-cell>
          <table:table-cell table:style-name="ce5" office:value-type="string" calcext:value-type="string">
            <text:p>il faut  une  fiche  de  diagnostique  des  maladies  mentales soupçonnées  dont je me suis  souffert , quels  sont </text:p>
            <text:p>Les symptomes  qui apparaisse  sur  moi  ,  quel  strategies  pour  faire  de la therapie  cognitive  , pour  mettre  </text:p>
            <text:p>l’automédication  sur le  terrain </text:p>
          </table:table-cell>
        </table:table-row>
        <table:table-row table:style-name="ro2">
          <table:table-cell table:style-name="ce2" office:value-type="string" calcext:value-type="string">
            <text:p>12h00-13h00</text:p>
          </table:table-cell>
          <table:table-cell table:style-name="ce3" office:value-type="string" calcext:value-type="string">
            <text:p>tracking</text:p>
          </table:table-cell>
          <table:table-cell table:style-name="ce5" office:value-type="string" calcext:value-type="string">
            <text:p>combien  d’heure  est  il suffisante  pour  l’apprentissage  et  le   traitement </text:p>
            <text:p>  des   malfonctionnement  Fixer  le nombre  d’heure </text:p>
            <text:p>va me permettre  de  concentrer  sur  les tâches  changeantes  dans  ma vie  quotidienne </text:p>
          </table:table-cell>
        </table:table-row>
        <table:table-row table:style-name="ro2">
          <table:table-cell table:style-name="ce2" office:value-type="string" calcext:value-type="string">
            <text:p>13h00-14h00</text:p>
          </table:table-cell>
          <table:table-cell table:style-name="ce3" office:value-type="string" calcext:value-type="string">
            <text:p>sortie</text:p>
          </table:table-cell>
          <table:table-cell table:style-name="ce5" office:value-type="string" calcext:value-type="string">
            <text:p>situation et <text:s/>conflits pas encore <text:s/>de <text:s text:c="2"/>temps <text:s/>et <text:s/>de <text:s/>ressource <text:s/>pour <text:s text:c="2"/>resoudre <text:s/>certains <text:s/>problemes </text:p>
          </table:table-cell>
        </table:table-row>
        <table:table-row table:style-name="ro2">
          <table:table-cell table:style-name="ce2" office:value-type="string" calcext:value-type="string">
            <text:p>14h00-15h00</text:p>
          </table:table-cell>
          <table:table-cell table:style-name="ce3" office:value-type="string" calcext:value-type="string">
            <text:p>recherche d’emploi</text:p>
          </table:table-cell>
          <table:table-cell table:style-name="ce6" office:value-type="string" calcext:value-type="string">
            <text:p>l’importance  d’avoir  les  piliers  de  l’emploi   qui sont  IT, comptablitie,commerce, il est  important  pour  un  </text:p>
            <text:p>Auto-entrepreneur-web  d’avoir  un comptable  et  un commercial  ou  au moins  utiliser   des plateform qui </text:p>
            <text:p>Fournit  ce  type  de  service  , il est  impossible  de  négliger  l’un de  ces  piliers </text:p>
          </table:table-cell>
        </table:table-row>
        <table:table-row table:style-name="ro2">
          <table:table-cell table:style-name="ce2" office:value-type="string" calcext:value-type="string">
            <text:p>15h00-16h00</text:p>
          </table:table-cell>
          <table:table-cell table:style-name="ce3" office:value-type="string" calcext:value-type="string">
            <text:p>retour <text:s/>à la maison</text:p>
          </table:table-cell>
          <table:table-cell table:style-name="ce5" office:value-type="string" calcext:value-type="string">
            <text:p>et autres <text:s/>facteurs <text:s/>psychologiques <text:s/>et <text:s text:c="2"/>raisons <text:s text:c="2"/>refoulées <text:s/>dans <text:s/>l’inconscient <text:s/>d’une <text:s/>personne <text:s/></text:p>
          </table:table-cell>
        </table:table-row>
        <table:table-row table:style-name="ro3">
          <table:table-cell table:style-name="ce2" office:value-type="string" calcext:value-type="string">
            <text:p>16h00-17h00</text:p>
          </table:table-cell>
          <table:table-cell table:style-name="ce3" office:value-type="string" calcext:value-type="string">
            <text:p>formation</text:p>
          </table:table-cell>
          <table:table-cell table:style-name="ce6" office:value-type="string" calcext:value-type="string">
            <text:p>starting  at  04:16  end  at  06h19 learning   C  programming  pointer usage  cours  ,</text:p>
            <text:p>Smart constat : perte  de  temps  énorme  dans  le  Téléchargement  des  vidéos  </text:p>
            <text:p>qui  est  souvent  inconsommable  , il faut  changer  de  strategies  et savoir  que  </text:p>
            <text:p>Etre  dans  votre  abri  signifie  action ; practice ; work   et  pour  moi c’est   coder </text:p>
          </table:table-cell>
        </table:table-row>
        <table:table-row table:style-name="ro2">
          <table:table-cell table:style-name="ce2" office:value-type="string" calcext:value-type="string">
            <text:p>17h00-18h00</text:p>
          </table:table-cell>
          <table:table-cell table:style-name="ce3" office:value-type="string" calcext:value-type="string">
            <text:p>formation</text:p>
          </table:table-cell>
          <table:table-cell table:style-name="ce5" office:value-type="string" calcext:value-type="string">
            <text:p>systeme   d’exploitation  linux/ start  c programming  training  at  06h23</text:p>
            <text:p/>
          </table:table-cell>
        </table:table-row>
        <table:table-row table:style-name="ro2">
          <table:table-cell table:style-name="ce2" office:value-type="string" calcext:value-type="string">
            <text:p>18h00-19h00</text:p>
          </table:table-cell>
          <table:table-cell table:style-name="ce3" office:value-type="string" calcext:value-type="string">
            <text:p>formation</text:p>
          </table:table-cell>
          <table:table-cell table:style-name="ce5" office:value-type="string" calcext:value-type="string">
            <text:p>systeme <text:s/>embarqués/ de <text:s/>06h30 à 08h54 <text:s/>deux series, safi <text:s/>2h30 perdu</text:p>
          </table:table-cell>
        </table:table-row>
        <table:table-row table:style-name="ro2">
          <table:table-cell table:style-name="ce2" office:value-type="string" calcext:value-type="string">
            <text:p>19h00-20h00</text:p>
          </table:table-cell>
          <table:table-cell table:style-name="ce3" office:value-type="string" calcext:value-type="string">
            <text:p>serie</text:p>
          </table:table-cell>
          <table:table-cell table:style-name="ce5" office:value-type="string" calcext:value-type="string">
            <text:p>faux <text:s/>problemes fixer <text:s text:c="2"/>après trauma</text:p>
          </table:table-cell>
        </table:table-row>
        <table:table-row table:style-name="ro2">
          <table:table-cell table:style-name="ce2" office:value-type="string" calcext:value-type="string">
            <text:p>20h00-21h00</text:p>
          </table:table-cell>
          <table:table-cell table:style-name="ce3" office:value-type="string" calcext:value-type="string">
            <text:p>serie</text:p>
          </table:table-cell>
          <table:table-cell table:style-name="ce5" office:value-type="string" calcext:value-type="string">
            <text:p>faux <text:s/>problemes fixer <text:s text:c="2"/>après trauma</text:p>
          </table:table-cell>
        </table:table-row>
        <table:table-row table:style-name="ro2">
          <table:table-cell table:style-name="ce2" office:value-type="string" calcext:value-type="string">
            <text:p>21h00-22h00</text:p>
          </table:table-cell>
          <table:table-cell table:style-name="ce3" office:value-type="string" calcext:value-type="string">
            <text:p>formation</text:p>
          </table:table-cell>
          <table:table-cell table:style-name="ce5" office:value-type="string" calcext:value-type="string">
            <text:p>apprendre <text:s text:c="2"/>la programmation <text:s/>par <text:s/>Bash</text:p>
          </table:table-cell>
        </table:table-row>
        <table:table-row table:style-name="ro2">
          <table:table-cell table:style-name="ce2" office:value-type="string" calcext:value-type="string">
            <text:p>22h00-23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2">
          <table:table-cell table:style-name="ce2" office:value-type="string" calcext:value-type="string">
            <text:p>23h00-24h00</text:p>
          </table:table-cell>
          <table:table-cell table:style-name="ce3" office:value-type="string" calcext:value-type="string">
            <text:p>dormir</text:p>
          </table:table-cell>
          <table:table-cell table:style-name="ce4" office:value-type="string" calcext:value-type="string">
            <text:p>dormir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0/00/0000</text:date>, <text:time style:data-style-name="N2" text:time-value="20:54:00.169461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17:08:05.143900771</meta:creation-date>
    <dc:date>2023-02-13T20:55:38.903480324</dc:date>
    <meta:editing-duration>PT2H38M5S</meta:editing-duration>
    <meta:editing-cycles>12</meta:editing-cycles>
    <meta:generator>LibreOffice/5.1.6.2$Linux_x86 LibreOffice_project/10m0$Build-2</meta:generator>
    <meta:document-statistic meta:table-count="1" meta:cell-count="75" meta:object-count="0"/>
  </office:meta>
</office:document-meta>
</file>